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19000001BE388635E05D52563D.png" manifest:media-type="image/png"/>
  <manifest:file-entry manifest:full-path="Pictures/10000201000000D80000022F815F918947A2A664.png" manifest:media-type="image/png"/>
  <manifest:file-entry manifest:full-path="Pictures/10000201000001C5000001C1E30A4873A016B7C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mojiOne Color" svg:font-family="'EmojiOne Color'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47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2.54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4.791cm" fo:break-before="auto" style:use-optimal-row-height="true"/>
    </style:style>
    <style:style style:name="ro8" style:family="table-row">
      <style:table-row-properties style:row-height="5.001cm" fo:break-before="auto" style:use-optimal-row-height="true"/>
    </style:style>
    <style:style style:name="ro9" style:family="table-row">
      <style:table-row-properties style:row-height="1cm" fo:break-before="auto" style:use-optimal-row-height="false"/>
    </style:style>
    <style:style style:name="ro10" style:family="table-row">
      <style:table-row-properties style:row-height="2.54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0"/>
    <style:style style:name="ce5" style:family="table-cell" style:parent-style-name="Default">
      <style:table-cell-properties fo:wrap-option="wrap" style:vertical-align="bottom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rotation-angle="90" style:vertical-align="bottom"/>
      <style:paragraph-properties fo:text-align="center" fo:margin-left="0cm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fo:wrap-option="wrap" fo:padding-bottom="0.136cm" fo:padding-left="0.035cm" fo:padding-right="0.136cm" fo:padding-top="0.136cm" style:vertical-align="bottom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style:text-align-source="fix" style:repeat-content="false" fo:wrap-option="wrap" fo:padding="0.136cm" style:rotation-angle="90" style:vertical-align="bottom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EmojiOne Color" style:font-name-asian="EmojiOne Color" style:font-name-complex="EmojiOne Color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ds" table:style-name="ta1">
        <table:table-column table:style-name="co1" table:default-cell-style-name="ce2"/>
        <table:table-column table:style-name="co2" table:number-columns-repeated="102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In this Handbook</text:p>
          </table:table-cell>
          <table:table-cell office:value-type="string" calcext:value-type="string">
            <text:p>Removal of direct identifiers</text:p>
          </table:table-cell>
          <table:table-cell office:value-type="string" calcext:value-type="string">
            <text:p>Removal of quasi-identifiers</text:p>
          </table:table-cell>
          <table:table-cell office:value-type="string" calcext:value-type="string">
            <text:p>Suppression</text:p>
          </table:table-cell>
          <table:table-cell office:value-type="string" calcext:value-type="string">
            <text:p>Coarsening</text:p>
          </table:table-cell>
          <table:table-cell office:value-type="string" calcext:value-type="string">
            <text:p>Swapping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Noise infusion</text:p>
          </table:table-cell>
          <table:table-cell office:value-type="string" calcext:value-type="string">
            <text:p>Synthetic Dat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AB on-site acc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variables</text:p>
          </table:table-cell>
          <table:table-cell office:value-type="string" calcext:value-type="string">
            <text:p>Yes (birth date, residence, industr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AB Scientific Use Files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ore variables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LD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Some case-specific suppressions</text:p>
          </table:table-cell>
          <table:table-cell office:value-type="string" calcext:value-type="string">
            <text:p>Yes (birth date)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NB-IRDT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Substantial (only retention of necessary variables)</text:p>
          </table:table-cell>
          <table:table-cell office:value-type="string" calcext:value-type="string">
            <text:p>Yes (e.g. postal codes, dates)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PCRI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number-columns-repeated="4" office:value-type="string" calcext:value-type="string">
            <text:p>N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urora public-use fi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per HIPAA)</text:p>
          </table:table-cell>
          <table:table-cell table:style-name="ce1" office:value-type="string" calcext:value-type="string">
            <text:p>Some</text:p>
          </table:table-cell>
          <table:table-cell office:value-type="string" calcext:value-type="string">
            <text:p>Substantial (only retention of necessary variables)</text:p>
          </table:table-cell>
          <table:table-cell office:value-type="string" calcext:value-type="string">
            <text:p>Yes (age bins, average characteristics)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tanford-SFUS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always</text:p>
          </table:table-cell>
          <table:table-cell office:value-type="string" calcext:value-type="string">
            <text:p>(per FERPA)</text:p>
          </table:table-cell>
          <table:table-cell office:value-type="string" calcext:value-type="string">
            <text:p>Substantial (only retention of approved variables)</text:p>
          </table:table-cell>
          <table:table-cell table:number-columns-repeated="5" office:value-type="string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ity of Cape Tow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en possible</text:p>
          </table:table-cell>
          <table:table-cell table:number-columns-repeated="2"/>
          <table:table-cell office:value-type="string" calcext:value-type="string">
            <text:p>Sometimes (aggregation)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IME (World Bank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couraged internally, required for public posting</text:p>
          </table:table-cell>
          <table:table-cell office:value-type="string" calcext:value-type="string">
            <text:p>Yes, for public posting</text:p>
          </table:table-cell>
          <table:table-cell table:number-columns-repeated="4"/>
          <table:table-cell office:value-type="string" calcext:value-type="string">
            <text:p>Being considere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rvey of Consumer Financ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ome case-specific suppressio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merican Community Surv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uarterly Workforce Indicato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 case-specific suppressions</text:p>
          </table:table-cell>
          <table:table-cell office:value-type="string" calcext:value-type="string">
            <text:p>Yes (aggregate data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5">
          <table:table-cell/>
          <table:table-cell table:formula="of:=COUNTA([.B2:.B13])-COUNTIF([.B2:.B13];&quot;=No&quot;)" office:value-type="float" office:value="9" calcext:value-type="float">
            <text:p>9</text:p>
          </table:table-cell>
          <table:table-cell table:formula="of:=COUNTA([.C2:.C13])-COUNTIF([.C2:.C13];&quot;=No&quot;)" office:value-type="float" office:value="12" calcext:value-type="float">
            <text:p>12</text:p>
          </table:table-cell>
          <table:table-cell table:formula="of:=COUNTA([.D2:.D13])-COUNTIF([.D2:.D13];&quot;=No&quot;)" office:value-type="float" office:value="5" calcext:value-type="float">
            <text:p>5</text:p>
          </table:table-cell>
          <table:table-cell table:formula="of:=COUNTA([.E2:.E13])-COUNTIF([.E2:.E13];&quot;=No&quot;)" office:value-type="float" office:value="8" calcext:value-type="float">
            <text:p>8</text:p>
          </table:table-cell>
          <table:table-cell table:formula="of:=COUNTA([.F2:.F13])-COUNTIF([.F2:.F13];&quot;=No&quot;)" office:value-type="float" office:value="9" calcext:value-type="float">
            <text:p>9</text:p>
          </table:table-cell>
          <table:table-cell table:formula="of:=COUNTA([.G2:.G13])-COUNTIF([.G2:.G13];&quot;=No&quot;)" office:value-type="float" office:value="1" calcext:value-type="float">
            <text:p>1</text:p>
          </table:table-cell>
          <table:table-cell table:formula="of:=COUNTA([.H2:.H13])-COUNTIF([.H2:.H13];&quot;=No&quot;)" office:value-type="float" office:value="4" calcext:value-type="float">
            <text:p>4</text:p>
          </table:table-cell>
          <table:table-cell table:formula="of:=COUNTA([.I2:.I13])-COUNTIF([.I2:.I13];&quot;=No&quot;)" office:value-type="float" office:value="2" calcext:value-type="float">
            <text:p>2</text:p>
          </table:table-cell>
          <table:table-cell table:formula="of:=COUNTA([.J2:.J13])-COUNTIF([.J2:.J13];&quot;=No&quot;)" office:value-type="float" office:value="2" calcext:value-type="float">
            <text:p>2</text:p>
          </table:table-cell>
          <table:table-cell table:number-columns-repeated="1014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imple" table:style-name="ta2">
        <table:table-column table:style-name="co4" table:number-columns-repeated="10" table:default-cell-style-name="ce6"/>
        <table:table-column table:style-name="co4" table:number-columns-repeated="1014" table:default-cell-style-name="ce8"/>
        <table:table-row table:style-name="ro7">
          <table:table-cell table:style-name="ce5" table:formula="of:=[$Words.A1]" office:value-type="string" office:string-value="Example" calcext:value-type="string">
            <text:p>Example</text:p>
          </table:table-cell>
          <table:table-cell table:style-name="ce7" table:formula="of:=[$Words.B1]" office:value-type="string" office:string-value="In this Handbook" calcext:value-type="string">
            <text:p>In this Handbook</text:p>
          </table:table-cell>
          <table:table-cell table:style-name="ce7" table:formula="of:=[$Words.C1]" office:value-type="string" office:string-value="Removal of direct identifiers" calcext:value-type="string">
            <text:p>Removal of direct identifiers</text:p>
          </table:table-cell>
          <table:table-cell table:style-name="ce7" table:formula="of:=[$Words.D1]" office:value-type="string" office:string-value="Removal of quasi-identifiers" calcext:value-type="string">
            <text:p>Removal of quasi-identifiers</text:p>
          </table:table-cell>
          <table:table-cell table:style-name="ce7" table:formula="of:=[$Words.E1]" office:value-type="string" office:string-value="Suppression" calcext:value-type="string">
            <text:p>Suppression</text:p>
          </table:table-cell>
          <table:table-cell table:style-name="ce7" table:formula="of:=[$Words.F1]" office:value-type="string" office:string-value="Coarsening" calcext:value-type="string">
            <text:p>Coarsening</text:p>
          </table:table-cell>
          <table:table-cell table:style-name="ce7" table:formula="of:=[$Words.G1]" office:value-type="string" office:string-value="Swapping" calcext:value-type="string">
            <text:p>Swapping</text:p>
          </table:table-cell>
          <table:table-cell table:style-name="ce7" table:formula="of:=[$Words.H1]" office:value-type="string" office:string-value="Sampling" calcext:value-type="string">
            <text:p>Sampling</text:p>
          </table:table-cell>
          <table:table-cell table:style-name="ce7" table:formula="of:=[$Words.I1]" office:value-type="string" office:string-value="Noise infusion" calcext:value-type="string">
            <text:p>Noise infusion</text:p>
          </table:table-cell>
          <table:table-cell table:style-name="ce7" table:formula="of:=[$Words.J1]" office:value-type="string" office:string-value="Synthetic Data" calcext:value-type="string">
            <text:p>Synthetic Data</text:p>
          </table:table-cell>
          <table:table-cell table:number-columns-repeated="1014"/>
        </table:table-row>
        <table:table-row table:style-name="ro3">
          <table:table-cell table:formula="of:=[$Words.A2]" office:value-type="string" office:string-value="IAB on-site access" calcext:value-type="string">
            <text:p>IAB on-site access</text:p>
          </table:table-cell>
          <table:table-cell table:formula="of:=[$Words.B2]" office:value-type="string" office:string-value="Yes" calcext:value-type="string">
            <text:p>Yes</text:p>
          </table:table-cell>
          <table:table-cell table:formula="of:=[$Words.C2]" office:value-type="string" office:string-value="Yes" calcext:value-type="string">
            <text:p>Yes</text:p>
          </table:table-cell>
          <table:table-cell table:formula="of:=[$Words.D2]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[$Words.G2]" office:value-type="string" office:string-value="No" calcext:value-type="string">
            <text:p>No</text:p>
          </table:table-cell>
          <table:table-cell table:formula="of:=[$Words.H2]" office:value-type="string" office:string-value="Yes" calcext:value-type="string">
            <text:p>Yes</text:p>
          </table:table-cell>
          <table:table-cell table:formula="of:=[$Words.I2]" office:value-type="string" office:string-value="No" calcext:value-type="string">
            <text:p>No</text:p>
          </table:table-cell>
          <table:table-cell table:formula="of:=[$Words.J2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formula="of:=[$Words.A3]" office:value-type="string" office:string-value="IAB Scientific Use Files" calcext:value-type="string">
            <text:p>IAB Scientific Use Files</text:p>
          </table:table-cell>
          <table:table-cell table:formula="of:=[$Words.B3]" office:value-type="string" office:string-value="Yes" calcext:value-type="string">
            <text:p>Yes</text:p>
          </table:table-cell>
          <table:table-cell table:formula="of:=[$Words.C3]" office:value-type="string" office:string-value="Yes" calcext:value-type="string">
            <text:p>Yes</text:p>
          </table:table-cell>
          <table:table-cell table:formula="of:=[$Words.D3]" office:value-type="string" office:string-value="Yes" calcext:value-type="string">
            <text:p>Yes</text:p>
          </table:table-cell>
          <table:table-cell table:number-columns-repeated="2" office:value-type="string" calcext:value-type="string">
            <text:p>Yes</text:p>
          </table:table-cell>
          <table:table-cell table:formula="of:=[$Words.G3]" office:value-type="string" office:string-value="No" calcext:value-type="string">
            <text:p>No</text:p>
          </table:table-cell>
          <table:table-cell table:formula="of:=[$Words.H3]" office:value-type="string" office:string-value="Yes" calcext:value-type="string">
            <text:p>Yes</text:p>
          </table:table-cell>
          <table:table-cell table:formula="of:=[$Words.I3]" office:value-type="string" office:string-value="No" calcext:value-type="string">
            <text:p>No</text:p>
          </table:table-cell>
          <table:table-cell table:formula="of:=[$Words.J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5">
          <table:table-cell table:formula="of:=[$Words.A4]" office:value-type="string" office:string-value="OLDA" calcext:value-type="string">
            <text:p>OLDA</text:p>
          </table:table-cell>
          <table:table-cell table:formula="of:=[$Words.B4]" office:value-type="string" office:string-value="Yes" calcext:value-type="string">
            <text:p>Yes</text:p>
          </table:table-cell>
          <table:table-cell table:formula="of:=[$Words.C4]" office:value-type="string" office:string-value="Yes" calcext:value-type="string">
            <text:p>Yes</text:p>
          </table:table-cell>
          <table:table-cell office:value-type="string" calcext:value-type="string">
            <text:p>Partial</text:p>
          </table:table-cell>
          <table:table-cell table:number-columns-repeated="2" office:value-type="string" calcext:value-type="string">
            <text:p>Yes</text:p>
          </table:table-cell>
          <table:table-cell table:formula="of:=[$Words.G4]" office:value-type="string" office:string-value="No" calcext:value-type="string">
            <text:p>No</text:p>
          </table:table-cell>
          <table:table-cell table:formula="of:=[$Words.H4]" office:value-type="string" office:string-value="No" calcext:value-type="string">
            <text:p>No</text:p>
          </table:table-cell>
          <table:table-cell table:formula="of:=[$Words.I4]" office:value-type="string" office:string-value="No" calcext:value-type="string">
            <text:p>No</text:p>
          </table:table-cell>
          <table:table-cell table:formula="of:=[$Words.J4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5">
          <table:table-cell table:formula="of:=[$Words.A5]" office:value-type="string" office:string-value="NB-IRDT" calcext:value-type="string">
            <text:p>NB-IRDT</text:p>
          </table:table-cell>
          <table:table-cell table:formula="of:=[$Words.B5]" office:value-type="string" office:string-value="Yes" calcext:value-type="string">
            <text:p>Yes</text:p>
          </table:table-cell>
          <table:table-cell table:formula="of:=[$Words.C5]" office:value-type="string" office:string-value="Yes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formula="of:=[$Words.G5]" office:value-type="string" office:string-value="No" calcext:value-type="string">
            <text:p>No</text:p>
          </table:table-cell>
          <table:table-cell table:formula="of:=[$Words.H5]" office:value-type="string" office:string-value="No" calcext:value-type="string">
            <text:p>No</text:p>
          </table:table-cell>
          <table:table-cell table:formula="of:=[$Words.I5]" office:value-type="string" office:string-value="No" calcext:value-type="string">
            <text:p>No</text:p>
          </table:table-cell>
          <table:table-cell table:formula="of:=[$Words.J5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5">
          <table:table-cell table:formula="of:=[$Words.A6]" office:value-type="string" office:string-value="PCRI" calcext:value-type="string">
            <text:p>PCRI</text:p>
          </table:table-cell>
          <table:table-cell table:formula="of:=[$Words.B6]" office:value-type="string" office:string-value="Yes" calcext:value-type="string">
            <text:p>Yes</text:p>
          </table:table-cell>
          <table:table-cell table:formula="of:=[$Words.C6]" office:value-type="string" office:string-value="Yes" calcext:value-type="string">
            <text:p>Yes</text:p>
          </table:table-cell>
          <table:table-cell/>
          <table:table-cell table:formula="of:=[$Words.E6]" office:value-type="string" office:string-value="No" calcext:value-type="string">
            <text:p>No</text:p>
          </table:table-cell>
          <table:table-cell/>
          <table:table-cell table:formula="of:=[$Words.G6]" office:value-type="string" office:string-value="No" calcext:value-type="string">
            <text:p>No</text:p>
          </table:table-cell>
          <table:table-cell table:formula="of:=[$Words.H6]" office:value-type="string" office:string-value="No" calcext:value-type="string">
            <text:p>No</text:p>
          </table:table-cell>
          <table:table-cell table:formula="of:=[$Words.I6]" office:value-type="string" office:string-value="No" calcext:value-type="string">
            <text:p>No</text:p>
          </table:table-cell>
          <table:table-cell table:formula="of:=[$Words.J6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table:formula="of:=[$Words.A7]" office:value-type="string" office:string-value="Aurora public-use file" calcext:value-type="string">
            <text:p>Aurora public-use file</text:p>
          </table:table-cell>
          <table:table-cell table:formula="of:=[$Words.B7]" office:value-type="string" office:string-value="Yes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rtial</text:p>
          </table:table-cell>
          <table:table-cell table:number-columns-repeated="2" office:value-type="string" calcext:value-type="string">
            <text:p>Yes</text:p>
          </table:table-cell>
          <table:table-cell table:formula="of:=[$Words.G7]" office:value-type="string" office:string-value="No" calcext:value-type="string">
            <text:p>No</text:p>
          </table:table-cell>
          <table:table-cell table:formula="of:=[$Words.H7]" office:value-type="string" office:string-value="No" calcext:value-type="string">
            <text:p>No</text:p>
          </table:table-cell>
          <table:table-cell table:formula="of:=[$Words.I7]" office:value-type="string" office:string-value="No" calcext:value-type="string">
            <text:p>No</text:p>
          </table:table-cell>
          <table:table-cell table:formula="of:=[$Words.J7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3">
          <table:table-cell table:formula="of:=[$Words.A8]" office:value-type="string" office:string-value="Stanford-SFUSD" calcext:value-type="string">
            <text:p>Stanford-SFUSD</text:p>
          </table:table-cell>
          <table:table-cell table:formula="of:=[$Words.B8]" office:value-type="string" office:string-value="Yes" calcext:value-type="string">
            <text:p>Yes</text:p>
          </table:table-cell>
          <table:table-cell office:value-type="string" calcext:value-type="string">
            <text:p>Partial</text:p>
          </table:table-cell>
          <table:table-cell table:number-columns-repeated="2" office:value-type="string" calcext:value-type="string">
            <text:p>Yes</text:p>
          </table:table-cell>
          <table:table-cell table:formula="of:=[$Words.F8]" office:value-type="string" office:string-value="No" calcext:value-type="string">
            <text:p>No</text:p>
          </table:table-cell>
          <table:table-cell table:formula="of:=[$Words.G8]" office:value-type="string" office:string-value="No" calcext:value-type="string">
            <text:p>No</text:p>
          </table:table-cell>
          <table:table-cell table:formula="of:=[$Words.H8]" office:value-type="string" office:string-value="No" calcext:value-type="string">
            <text:p>No</text:p>
          </table:table-cell>
          <table:table-cell table:formula="of:=[$Words.I8]" office:value-type="string" office:string-value="No" calcext:value-type="string">
            <text:p>No</text:p>
          </table:table-cell>
          <table:table-cell table:formula="of:=[$Words.J8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3">
          <table:table-cell table:formula="of:=[$Words.A9]" office:value-type="string" office:string-value="City of Cape Town" calcext:value-type="string">
            <text:p>City of Cape Town</text:p>
          </table:table-cell>
          <table:table-cell table:formula="of:=[$Words.B9]" office:value-type="string" office:string-value="Yes" calcext:value-type="string">
            <text:p>Yes</text:p>
          </table:table-cell>
          <table:table-cell office:value-type="string" calcext:value-type="string">
            <text:p>Partial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table:formula="of:=[$Words.H9]" office:value-type="string" office:string-value="No" calcext:value-type="string">
            <text:p>No</text:p>
          </table:table-cell>
          <table:table-cell table:formula="of:=[$Words.I9]" office:value-type="string" office:string-value="No" calcext:value-type="string">
            <text:p>No</text:p>
          </table:table-cell>
          <table:table-cell table:number-columns-repeated="1015"/>
        </table:table-row>
        <table:table-row table:style-name="ro1">
          <table:table-cell table:formula="of:=[$Words.A10]" office:value-type="string" office:string-value="DIME (World Bank)" calcext:value-type="string">
            <text:p>DIME (World Bank)</text:p>
          </table:table-cell>
          <table:table-cell table:formula="of:=[$Words.B10]" office:value-type="string" office:string-value="Yes" calcext:value-type="string">
            <text:p>Ye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table:formula="of:=[$Words.A11]" office:value-type="string" office:string-value="Survey of Consumer Finances" calcext:value-type="string">
            <text:p>Survey of Consumer Finances</text:p>
          </table:table-cell>
          <table:table-cell table:formula="of:=[$Words.B11]" office:value-type="string" office:string-value="No" calcext:value-type="string">
            <text:p>No</text:p>
          </table:table-cell>
          <table:table-cell table:formula="of:=[$Words.C11]" office:value-type="string" office:string-value="Yes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formula="of:=[$Words.F11]" office:value-type="string" office:string-value="Yes" calcext:value-type="string">
            <text:p>Yes</text:p>
          </table:table-cell>
          <table:table-cell table:formula="of:=[$Words.G11]" office:value-type="string" office:string-value="No" calcext:value-type="string">
            <text:p>No</text:p>
          </table:table-cell>
          <table:table-cell table:formula="of:=[$Words.H11]" office:value-type="string" office:string-value="Yes" calcext:value-type="string">
            <text:p>Yes</text:p>
          </table:table-cell>
          <table:table-cell table:formula="of:=[$Words.I11]" office:value-type="string" office:string-value="No" calcext:value-type="string">
            <text:p>No</text:p>
          </table:table-cell>
          <table:table-cell table:formula="of:=[$Words.J11]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table:formula="of:=[$Words.A12]" office:value-type="string" office:string-value="American Community Survey" calcext:value-type="string">
            <text:p>American Community Survey</text:p>
          </table:table-cell>
          <table:table-cell table:formula="of:=[$Words.B12]" office:value-type="string" office:string-value="No" calcext:value-type="string">
            <text:p>No</text:p>
          </table:table-cell>
          <table:table-cell table:formula="of:=[$Words.C12]" office:value-type="string" office:string-value="Yes" calcext:value-type="string">
            <text:p>Yes</text:p>
          </table:table-cell>
          <table:table-cell/>
          <table:table-cell table:formula="of:=[$Words.E12]" office:value-type="string" office:string-value="No" calcext:value-type="string">
            <text:p>No</text:p>
          </table:table-cell>
          <table:table-cell table:formula="of:=[$Words.F12]" office:value-type="string" office:string-value="Yes" calcext:value-type="string">
            <text:p>Yes</text:p>
          </table:table-cell>
          <table:table-cell table:formula="of:=[$Words.G12]" office:value-type="string" office:string-value="Yes" calcext:value-type="string">
            <text:p>Yes</text:p>
          </table:table-cell>
          <table:table-cell table:formula="of:=[$Words.H12]" office:value-type="string" office:string-value="Yes" calcext:value-type="string">
            <text:p>Yes</text:p>
          </table:table-cell>
          <table:table-cell table:formula="of:=[$Words.I12]" office:value-type="string" office:string-value="No" calcext:value-type="string">
            <text:p>No</text:p>
          </table:table-cell>
          <table:table-cell office:value-type="string" calcext:value-type="string">
            <text:p>Partial</text:p>
          </table:table-cell>
          <table:table-cell table:number-columns-repeated="1014"/>
        </table:table-row>
        <table:table-row table:style-name="ro1">
          <table:table-cell table:formula="of:=[$Words.A13]" office:value-type="string" office:string-value="Quarterly Workforce Indicators" calcext:value-type="string">
            <text:p>Quarterly Workforce Indicators</text:p>
          </table:table-cell>
          <table:table-cell table:formula="of:=[$Words.B13]" office:value-type="string" office:string-value="No" calcext:value-type="string">
            <text:p>No</text:p>
          </table:table-cell>
          <table:table-cell table:formula="of:=[$Words.C13]" office:value-type="string" office:string-value="Yes" calcext:value-type="string">
            <text:p>Yes</text:p>
          </table:table-cell>
          <table:table-cell table:formula="of:=[$Words.D13]" office:value-type="string" office:string-value="No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formula="of:=[$Words.G13]" office:value-type="string" office:string-value="No" calcext:value-type="string">
            <text:p>No</text:p>
          </table:table-cell>
          <table:table-cell table:formula="of:=[$Words.H13]" office:value-type="string" office:string-value="No" calcext:value-type="string">
            <text:p>No</text:p>
          </table:table-cell>
          <table:table-cell table:formula="of:=[$Words.I13]" office:value-type="string" office:string-value="Yes" calcext:value-type="string">
            <text:p>Yes</text:p>
          </table:table-cell>
          <table:table-cell table:formula="of:=[$Words.J13]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w_icons" table:style-name="ta2">
        <table:table-column table:style-name="co5" table:default-cell-style-name="ce6"/>
        <table:table-column table:style-name="co4" table:default-cell-style-name="ce13"/>
        <table:table-column table:style-name="co6" table:number-columns-repeated="8" table:default-cell-style-name="ce5"/>
        <table:table-column table:style-name="co4" table:number-columns-repeated="1014" table:default-cell-style-name="ce8"/>
        <table:table-row table:style-name="ro8">
          <table:table-cell table:style-name="ce9" table:formula="of:=[$Words.A1]" office:value-type="string" office:string-value="Example" calcext:value-type="string">
            <text:p>Example</text:p>
          </table:table-cell>
          <table:table-cell table:style-name="ce11" table:formula="of:=[$Words.B1]" office:value-type="string" office:string-value="In this Handbook" calcext:value-type="string">
            <text:p>In this Handbook</text:p>
          </table:table-cell>
          <table:table-cell table:style-name="ce11" table:formula="of:=[$Words.C1]" office:value-type="string" office:string-value="Removal of direct identifiers" calcext:value-type="string">
            <text:p>Removal of direct identifiers</text:p>
          </table:table-cell>
          <table:table-cell table:style-name="ce11" table:formula="of:=[$Words.D1]" office:value-type="string" office:string-value="Removal of quasi-identifiers" calcext:value-type="string">
            <text:p>Removal of quasi-identifiers</text:p>
          </table:table-cell>
          <table:table-cell table:style-name="ce11" table:formula="of:=[$Words.E1]" office:value-type="string" office:string-value="Suppression" calcext:value-type="string">
            <text:p>Suppression</text:p>
          </table:table-cell>
          <table:table-cell table:style-name="ce11" table:formula="of:=[$Words.F1]" office:value-type="string" office:string-value="Coarsening" calcext:value-type="string">
            <text:p>Coarsening</text:p>
          </table:table-cell>
          <table:table-cell table:style-name="ce11" table:formula="of:=[$Words.G1]" office:value-type="string" office:string-value="Swapping" calcext:value-type="string">
            <text:p>Swapping</text:p>
          </table:table-cell>
          <table:table-cell table:style-name="ce11" table:formula="of:=[$Words.H1]" office:value-type="string" office:string-value="Sampling" calcext:value-type="string">
            <text:p>Sampling</text:p>
          </table:table-cell>
          <table:table-cell table:style-name="ce11" table:formula="of:=[$Words.I1]" office:value-type="string" office:string-value="Noise infusion" calcext:value-type="string">
            <text:p>Noise infusion</text:p>
          </table:table-cell>
          <table:table-cell table:style-name="ce11" table:formula="of:=[$Words.J1]" office:value-type="string" office:string-value="Synthetic Data" calcext:value-type="string">
            <text:p>Synthetic Data</text:p>
          </table:table-cell>
          <table:table-cell table:number-columns-repeated="1014"/>
        </table:table-row>
        <table:table-row table:style-name="ro9">
          <table:table-cell table:style-name="ce10" table:formula="of:=[$Words.A2]" office:value-type="string" office:string-value="IAB on-site access" calcext:value-type="string">
            <text:p>IAB on-site access</text:p>
          </table:table-cell>
          <table:table-cell table:style-name="ce12" table:formula="of:=[$Words.B2]" office:value-type="string" office:string-value="Yes" calcext:value-type="string">
            <text:p>Yes</text:p>
          </table:table-cell>
          <table:table-cell table:style-name="ce14" table:formula="of:=IF([$Simple.C2]=&quot;Yes&quot;;[$ref.$B$3];IF([$Simple.C2]=&quot;No&quot;;[$ref.$B$1];IF([$Simple.C2]=&quot;Partial&quot;;[$ref.$B$2];[$ref.$B$4])))" office:value-type="string" office:string-value="✔" calcext:value-type="string">
            <text:p>✔</text:p>
          </table:table-cell>
          <table:table-cell table:style-name="ce14" table:formula="of:=IF([$Simple.D2]=&quot;Yes&quot;;[$ref.$B$3];IF([$Simple.D2]=&quot;No&quot;;[$ref.$B$1];IF([$Simple.D2]=&quot;Partial&quot;;[$ref.$B$2];[$ref.$B$4])))" office:value-type="string" office:string-value="✖" calcext:value-type="string">
            <text:p>✖</text:p>
          </table:table-cell>
          <table:table-cell table:style-name="ce14" table:formula="of:=IF([$Simple.E2]=&quot;Yes&quot;;[$ref.$B$3];IF([$Simple.E2]=&quot;No&quot;;[$ref.$B$1];IF([$Simple.E2]=&quot;Partial&quot;;[$ref.$B$2];[$ref.$B$4])))" office:value-type="string" office:string-value="✔" calcext:value-type="string">
            <text:p>✔</text:p>
          </table:table-cell>
          <table:table-cell table:style-name="ce14" table:formula="of:=IF([$Simple.F2]=&quot;Yes&quot;;[$ref.$B$3];IF([$Simple.F2]=&quot;No&quot;;[$ref.$B$1];IF([$Simple.F2]=&quot;Partial&quot;;[$ref.$B$2];[$ref.$B$4])))" office:value-type="string" office:string-value="✔" calcext:value-type="string">
            <text:p>✔</text:p>
          </table:table-cell>
          <table:table-cell table:style-name="ce14" table:formula="of:=IF([$Simple.G2]=&quot;Yes&quot;;[$ref.$B$3];IF([$Simple.G2]=&quot;No&quot;;[$ref.$B$1];IF([$Simple.G2]=&quot;Partial&quot;;[$ref.$B$2];[$ref.$B$4])))" office:value-type="string" office:string-value="✖" calcext:value-type="string">
            <text:p>✖</text:p>
          </table:table-cell>
          <table:table-cell table:style-name="ce14" table:formula="of:=IF([$Simple.H2]=&quot;Yes&quot;;[$ref.$B$3];IF([$Simple.H2]=&quot;No&quot;;[$ref.$B$1];IF([$Simple.H2]=&quot;Partial&quot;;[$ref.$B$2];[$ref.$B$4])))" office:value-type="string" office:string-value="✔" calcext:value-type="string">
            <text:p>✔</text:p>
          </table:table-cell>
          <table:table-cell table:style-name="ce14" table:formula="of:=IF([$Simple.I2]=&quot;Yes&quot;;[$ref.$B$3];IF([$Simple.I2]=&quot;No&quot;;[$ref.$B$1];IF([$Simple.I2]=&quot;Partial&quot;;[$ref.$B$2];[$ref.$B$4])))" office:value-type="string" office:string-value="✖" calcext:value-type="string">
            <text:p>✖</text:p>
          </table:table-cell>
          <table:table-cell table:style-name="ce14" table:formula="of:=IF([$Simple.J2]=&quot;Yes&quot;;[$ref.$B$3];IF([$Simple.J2]=&quot;No&quot;;[$ref.$B$1];IF([$Simple.J2]=&quot;Partial&quot;;[$ref.$B$2];[$ref.$B$4])))" office:value-type="string" office:string-value="✖" calcext:value-type="string">
            <text:p>✖</text:p>
          </table:table-cell>
          <table:table-cell table:style-name="ce15" table:number-columns-repeated="1014"/>
        </table:table-row>
        <table:table-row table:style-name="ro9">
          <table:table-cell table:style-name="ce10" table:formula="of:=[$Words.A3]" office:value-type="string" office:string-value="IAB Scientific Use Files" calcext:value-type="string">
            <text:p>IAB Scientific Use Files</text:p>
          </table:table-cell>
          <table:table-cell table:style-name="ce12" table:formula="of:=[$Words.B3]" office:value-type="string" office:string-value="Yes" calcext:value-type="string">
            <text:p>Yes</text:p>
          </table:table-cell>
          <table:table-cell table:style-name="ce14" table:formula="of:=IF([$Simple.C3]=&quot;Yes&quot;;[$ref.$B$3];IF([$Simple.C3]=&quot;No&quot;;[$ref.$B$1];IF([$Simple.C3]=&quot;Partial&quot;;[$ref.$B$2];[$ref.$B$4])))" office:value-type="string" office:string-value="✔" calcext:value-type="string">
            <text:p>✔</text:p>
          </table:table-cell>
          <table:table-cell table:style-name="ce14" table:formula="of:=IF([$Simple.D3]=&quot;Yes&quot;;[$ref.$B$3];IF([$Simple.D3]=&quot;No&quot;;[$ref.$B$1];IF([$Simple.D3]=&quot;Partial&quot;;[$ref.$B$2];[$ref.$B$4])))" office:value-type="string" office:string-value="✔" calcext:value-type="string">
            <text:p>✔</text:p>
          </table:table-cell>
          <table:table-cell table:style-name="ce14" table:formula="of:=IF([$Simple.E3]=&quot;Yes&quot;;[$ref.$B$3];IF([$Simple.E3]=&quot;No&quot;;[$ref.$B$1];IF([$Simple.E3]=&quot;Partial&quot;;[$ref.$B$2];[$ref.$B$4])))" office:value-type="string" office:string-value="✔" calcext:value-type="string">
            <text:p>✔</text:p>
          </table:table-cell>
          <table:table-cell table:style-name="ce14" table:formula="of:=IF([$Simple.F3]=&quot;Yes&quot;;[$ref.$B$3];IF([$Simple.F3]=&quot;No&quot;;[$ref.$B$1];IF([$Simple.F3]=&quot;Partial&quot;;[$ref.$B$2];[$ref.$B$4])))" office:value-type="string" office:string-value="✔" calcext:value-type="string">
            <text:p>✔</text:p>
          </table:table-cell>
          <table:table-cell table:style-name="ce14" table:formula="of:=IF([$Simple.G3]=&quot;Yes&quot;;[$ref.$B$3];IF([$Simple.G3]=&quot;No&quot;;[$ref.$B$1];IF([$Simple.G3]=&quot;Partial&quot;;[$ref.$B$2];[$ref.$B$4])))" office:value-type="string" office:string-value="✖" calcext:value-type="string">
            <text:p>✖</text:p>
          </table:table-cell>
          <table:table-cell table:style-name="ce14" table:formula="of:=IF([$Simple.H3]=&quot;Yes&quot;;[$ref.$B$3];IF([$Simple.H3]=&quot;No&quot;;[$ref.$B$1];IF([$Simple.H3]=&quot;Partial&quot;;[$ref.$B$2];[$ref.$B$4])))" office:value-type="string" office:string-value="✔" calcext:value-type="string">
            <text:p>✔</text:p>
          </table:table-cell>
          <table:table-cell table:style-name="ce14" table:formula="of:=IF([$Simple.I3]=&quot;Yes&quot;;[$ref.$B$3];IF([$Simple.I3]=&quot;No&quot;;[$ref.$B$1];IF([$Simple.I3]=&quot;Partial&quot;;[$ref.$B$2];[$ref.$B$4])))" office:value-type="string" office:string-value="✖" calcext:value-type="string">
            <text:p>✖</text:p>
          </table:table-cell>
          <table:table-cell table:style-name="ce14" table:formula="of:=IF([$Simple.J3]=&quot;Yes&quot;;[$ref.$B$3];IF([$Simple.J3]=&quot;No&quot;;[$ref.$B$1];IF([$Simple.J3]=&quot;Partial&quot;;[$ref.$B$2];[$ref.$B$4])))" office:value-type="string" office:string-value="✖" calcext:value-type="string">
            <text:p>✖</text:p>
          </table:table-cell>
          <table:table-cell table:style-name="ce15" table:number-columns-repeated="1014"/>
        </table:table-row>
        <table:table-row table:style-name="ro9">
          <table:table-cell table:style-name="ce10" table:formula="of:=[$Words.A4]" office:value-type="string" office:string-value="OLDA" calcext:value-type="string">
            <text:p>OLDA</text:p>
          </table:table-cell>
          <table:table-cell table:style-name="ce12" table:formula="of:=[$Words.B4]" office:value-type="string" office:string-value="Yes" calcext:value-type="string">
            <text:p>Yes</text:p>
          </table:table-cell>
          <table:table-cell table:style-name="ce14" table:formula="of:=IF([$Simple.C4]=&quot;Yes&quot;;[$ref.$B$3];IF([$Simple.C4]=&quot;No&quot;;[$ref.$B$1];IF([$Simple.C4]=&quot;Partial&quot;;[$ref.$B$2];[$ref.$B$4])))" office:value-type="string" office:string-value="✔" calcext:value-type="string">
            <text:p>✔</text:p>
          </table:table-cell>
          <table:table-cell table:style-name="ce14" table:formula="of:=IF([$Simple.D4]=&quot;Yes&quot;;[$ref.$B$3];IF([$Simple.D4]=&quot;No&quot;;[$ref.$B$1];IF([$Simple.D4]=&quot;Partial&quot;;[$ref.$B$2];[$ref.$B$4])))" office:value-type="string" office:string-value="◼" calcext:value-type="string">
            <text:p>◼</text:p>
          </table:table-cell>
          <table:table-cell table:style-name="ce14" table:formula="of:=IF([$Simple.E4]=&quot;Yes&quot;;[$ref.$B$3];IF([$Simple.E4]=&quot;No&quot;;[$ref.$B$1];IF([$Simple.E4]=&quot;Partial&quot;;[$ref.$B$2];[$ref.$B$4])))" office:value-type="string" office:string-value="✔" calcext:value-type="string">
            <text:p>✔</text:p>
          </table:table-cell>
          <table:table-cell table:style-name="ce14" table:formula="of:=IF([$Simple.F4]=&quot;Yes&quot;;[$ref.$B$3];IF([$Simple.F4]=&quot;No&quot;;[$ref.$B$1];IF([$Simple.F4]=&quot;Partial&quot;;[$ref.$B$2];[$ref.$B$4])))" office:value-type="string" office:string-value="✔" calcext:value-type="string">
            <text:p>✔</text:p>
          </table:table-cell>
          <table:table-cell table:style-name="ce14" table:formula="of:=IF([$Simple.G4]=&quot;Yes&quot;;[$ref.$B$3];IF([$Simple.G4]=&quot;No&quot;;[$ref.$B$1];IF([$Simple.G4]=&quot;Partial&quot;;[$ref.$B$2];[$ref.$B$4])))" office:value-type="string" office:string-value="✖" calcext:value-type="string">
            <text:p>✖</text:p>
          </table:table-cell>
          <table:table-cell table:style-name="ce14" table:formula="of:=IF([$Simple.H4]=&quot;Yes&quot;;[$ref.$B$3];IF([$Simple.H4]=&quot;No&quot;;[$ref.$B$1];IF([$Simple.H4]=&quot;Partial&quot;;[$ref.$B$2];[$ref.$B$4])))" office:value-type="string" office:string-value="✖" calcext:value-type="string">
            <text:p>✖</text:p>
          </table:table-cell>
          <table:table-cell table:style-name="ce14" table:formula="of:=IF([$Simple.I4]=&quot;Yes&quot;;[$ref.$B$3];IF([$Simple.I4]=&quot;No&quot;;[$ref.$B$1];IF([$Simple.I4]=&quot;Partial&quot;;[$ref.$B$2];[$ref.$B$4])))" office:value-type="string" office:string-value="✖" calcext:value-type="string">
            <text:p>✖</text:p>
          </table:table-cell>
          <table:table-cell table:style-name="ce14" table:formula="of:=IF([$Simple.J4]=&quot;Yes&quot;;[$ref.$B$3];IF([$Simple.J4]=&quot;No&quot;;[$ref.$B$1];IF([$Simple.J4]=&quot;Partial&quot;;[$ref.$B$2];[$ref.$B$4])))" office:value-type="string" office:string-value="✖" calcext:value-type="string">
            <text:p>✖</text:p>
          </table:table-cell>
          <table:table-cell table:style-name="ce15" table:number-columns-repeated="1014"/>
        </table:table-row>
        <table:table-row table:style-name="ro9">
          <table:table-cell table:style-name="ce10" table:formula="of:=[$Words.A5]" office:value-type="string" office:string-value="NB-IRDT" calcext:value-type="string">
            <text:p>NB-IRDT</text:p>
          </table:table-cell>
          <table:table-cell table:style-name="ce12" table:formula="of:=[$Words.B5]" office:value-type="string" office:string-value="Yes" calcext:value-type="string">
            <text:p>Yes</text:p>
          </table:table-cell>
          <table:table-cell table:style-name="ce14" table:formula="of:=IF([$Simple.C5]=&quot;Yes&quot;;[$ref.$B$3];IF([$Simple.C5]=&quot;No&quot;;[$ref.$B$1];IF([$Simple.C5]=&quot;Partial&quot;;[$ref.$B$2];[$ref.$B$4])))" office:value-type="string" office:string-value="✔" calcext:value-type="string">
            <text:p>✔</text:p>
          </table:table-cell>
          <table:table-cell table:style-name="ce14" table:formula="of:=IF([$Simple.D5]=&quot;Yes&quot;;[$ref.$B$3];IF([$Simple.D5]=&quot;No&quot;;[$ref.$B$1];IF([$Simple.D5]=&quot;Partial&quot;;[$ref.$B$2];[$ref.$B$4])))" office:value-type="string" office:string-value="---" calcext:value-type="string">
            <text:p>---</text:p>
          </table:table-cell>
          <table:table-cell table:style-name="ce14" table:formula="of:=IF([$Simple.E5]=&quot;Yes&quot;;[$ref.$B$3];IF([$Simple.E5]=&quot;No&quot;;[$ref.$B$1];IF([$Simple.E5]=&quot;Partial&quot;;[$ref.$B$2];[$ref.$B$4])))" office:value-type="string" office:string-value="✔" calcext:value-type="string">
            <text:p>✔</text:p>
          </table:table-cell>
          <table:table-cell table:style-name="ce14" table:formula="of:=IF([$Simple.F5]=&quot;Yes&quot;;[$ref.$B$3];IF([$Simple.F5]=&quot;No&quot;;[$ref.$B$1];IF([$Simple.F5]=&quot;Partial&quot;;[$ref.$B$2];[$ref.$B$4])))" office:value-type="string" office:string-value="✔" calcext:value-type="string">
            <text:p>✔</text:p>
          </table:table-cell>
          <table:table-cell table:style-name="ce14" table:formula="of:=IF([$Simple.G5]=&quot;Yes&quot;;[$ref.$B$3];IF([$Simple.G5]=&quot;No&quot;;[$ref.$B$1];IF([$Simple.G5]=&quot;Partial&quot;;[$ref.$B$2];[$ref.$B$4])))" office:value-type="string" office:string-value="✖" calcext:value-type="string">
            <text:p>✖</text:p>
          </table:table-cell>
          <table:table-cell table:style-name="ce14" table:formula="of:=IF([$Simple.H5]=&quot;Yes&quot;;[$ref.$B$3];IF([$Simple.H5]=&quot;No&quot;;[$ref.$B$1];IF([$Simple.H5]=&quot;Partial&quot;;[$ref.$B$2];[$ref.$B$4])))" office:value-type="string" office:string-value="✖" calcext:value-type="string">
            <text:p>✖</text:p>
          </table:table-cell>
          <table:table-cell table:style-name="ce14" table:formula="of:=IF([$Simple.I5]=&quot;Yes&quot;;[$ref.$B$3];IF([$Simple.I5]=&quot;No&quot;;[$ref.$B$1];IF([$Simple.I5]=&quot;Partial&quot;;[$ref.$B$2];[$ref.$B$4])))" office:value-type="string" office:string-value="✖" calcext:value-type="string">
            <text:p>✖</text:p>
          </table:table-cell>
          <table:table-cell table:style-name="ce14" table:formula="of:=IF([$Simple.J5]=&quot;Yes&quot;;[$ref.$B$3];IF([$Simple.J5]=&quot;No&quot;;[$ref.$B$1];IF([$Simple.J5]=&quot;Partial&quot;;[$ref.$B$2];[$ref.$B$4])))" office:value-type="string" office:string-value="✖" calcext:value-type="string">
            <text:p>✖</text:p>
          </table:table-cell>
          <table:table-cell table:style-name="ce15" table:number-columns-repeated="1014"/>
        </table:table-row>
        <table:table-row table:style-name="ro9">
          <table:table-cell table:style-name="ce10" table:formula="of:=[$Words.A6]" office:value-type="string" office:string-value="PCRI" calcext:value-type="string">
            <text:p>PCRI</text:p>
          </table:table-cell>
          <table:table-cell table:style-name="ce12" table:formula="of:=[$Words.B6]" office:value-type="string" office:string-value="Yes" calcext:value-type="string">
            <text:p>Yes</text:p>
          </table:table-cell>
          <table:table-cell table:style-name="ce14" table:formula="of:=IF([$Simple.C6]=&quot;Yes&quot;;[$ref.$B$3];IF([$Simple.C6]=&quot;No&quot;;[$ref.$B$1];IF([$Simple.C6]=&quot;Partial&quot;;[$ref.$B$2];[$ref.$B$4])))" office:value-type="string" office:string-value="✔" calcext:value-type="string">
            <text:p>✔</text:p>
          </table:table-cell>
          <table:table-cell table:style-name="ce14" table:formula="of:=IF([$Simple.D6]=&quot;Yes&quot;;[$ref.$B$3];IF([$Simple.D6]=&quot;No&quot;;[$ref.$B$1];IF([$Simple.D6]=&quot;Partial&quot;;[$ref.$B$2];[$ref.$B$4])))" office:value-type="string" office:string-value="---" calcext:value-type="string">
            <text:p>---</text:p>
          </table:table-cell>
          <table:table-cell table:style-name="ce14" table:formula="of:=IF([$Simple.E6]=&quot;Yes&quot;;[$ref.$B$3];IF([$Simple.E6]=&quot;No&quot;;[$ref.$B$1];IF([$Simple.E6]=&quot;Partial&quot;;[$ref.$B$2];[$ref.$B$4])))" office:value-type="string" office:string-value="✖" calcext:value-type="string">
            <text:p>✖</text:p>
          </table:table-cell>
          <table:table-cell table:style-name="ce14" table:formula="of:=IF([$Simple.F6]=&quot;Yes&quot;;[$ref.$B$3];IF([$Simple.F6]=&quot;No&quot;;[$ref.$B$1];IF([$Simple.F6]=&quot;Partial&quot;;[$ref.$B$2];[$ref.$B$4])))" office:value-type="string" office:string-value="---" calcext:value-type="string">
            <text:p>---</text:p>
          </table:table-cell>
          <table:table-cell table:style-name="ce14" table:formula="of:=IF([$Simple.G6]=&quot;Yes&quot;;[$ref.$B$3];IF([$Simple.G6]=&quot;No&quot;;[$ref.$B$1];IF([$Simple.G6]=&quot;Partial&quot;;[$ref.$B$2];[$ref.$B$4])))" office:value-type="string" office:string-value="✖" calcext:value-type="string">
            <text:p>✖</text:p>
          </table:table-cell>
          <table:table-cell table:style-name="ce14" table:formula="of:=IF([$Simple.H6]=&quot;Yes&quot;;[$ref.$B$3];IF([$Simple.H6]=&quot;No&quot;;[$ref.$B$1];IF([$Simple.H6]=&quot;Partial&quot;;[$ref.$B$2];[$ref.$B$4])))" office:value-type="string" office:string-value="✖" calcext:value-type="string">
            <text:p>✖</text:p>
          </table:table-cell>
          <table:table-cell table:style-name="ce14" table:formula="of:=IF([$Simple.I6]=&quot;Yes&quot;;[$ref.$B$3];IF([$Simple.I6]=&quot;No&quot;;[$ref.$B$1];IF([$Simple.I6]=&quot;Partial&quot;;[$ref.$B$2];[$ref.$B$4])))" office:value-type="string" office:string-value="✖" calcext:value-type="string">
            <text:p>✖</text:p>
          </table:table-cell>
          <table:table-cell table:style-name="ce14" table:formula="of:=IF([$Simple.J6]=&quot;Yes&quot;;[$ref.$B$3];IF([$Simple.J6]=&quot;No&quot;;[$ref.$B$1];IF([$Simple.J6]=&quot;Partial&quot;;[$ref.$B$2];[$ref.$B$4])))" office:value-type="string" office:string-value="✖" calcext:value-type="string">
            <text:p>✖</text:p>
          </table:table-cell>
          <table:table-cell table:style-name="ce15" table:number-columns-repeated="1014"/>
        </table:table-row>
        <table:table-row table:style-name="ro9">
          <table:table-cell table:style-name="ce10" table:formula="of:=[$Words.A7]" office:value-type="string" office:string-value="Aurora public-use file" calcext:value-type="string">
            <text:p>Aurora public-use file</text:p>
          </table:table-cell>
          <table:table-cell table:style-name="ce12" table:formula="of:=[$Words.B7]" office:value-type="string" office:string-value="Yes" calcext:value-type="string">
            <text:p>Yes</text:p>
          </table:table-cell>
          <table:table-cell table:style-name="ce14" table:formula="of:=IF([$Simple.C7]=&quot;Yes&quot;;[$ref.$B$3];IF([$Simple.C7]=&quot;No&quot;;[$ref.$B$1];IF([$Simple.C7]=&quot;Partial&quot;;[$ref.$B$2];[$ref.$B$4])))" office:value-type="string" office:string-value="✔" calcext:value-type="string">
            <text:p>✔</text:p>
          </table:table-cell>
          <table:table-cell table:style-name="ce14" table:formula="of:=IF([$Simple.D7]=&quot;Yes&quot;;[$ref.$B$3];IF([$Simple.D7]=&quot;No&quot;;[$ref.$B$1];IF([$Simple.D7]=&quot;Partial&quot;;[$ref.$B$2];[$ref.$B$4])))" office:value-type="string" office:string-value="◼" calcext:value-type="string">
            <text:p>◼</text:p>
          </table:table-cell>
          <table:table-cell table:style-name="ce14" table:formula="of:=IF([$Simple.E7]=&quot;Yes&quot;;[$ref.$B$3];IF([$Simple.E7]=&quot;No&quot;;[$ref.$B$1];IF([$Simple.E7]=&quot;Partial&quot;;[$ref.$B$2];[$ref.$B$4])))" office:value-type="string" office:string-value="✔" calcext:value-type="string">
            <text:p>✔</text:p>
          </table:table-cell>
          <table:table-cell table:style-name="ce14" table:formula="of:=IF([$Simple.F7]=&quot;Yes&quot;;[$ref.$B$3];IF([$Simple.F7]=&quot;No&quot;;[$ref.$B$1];IF([$Simple.F7]=&quot;Partial&quot;;[$ref.$B$2];[$ref.$B$4])))" office:value-type="string" office:string-value="✔" calcext:value-type="string">
            <text:p>✔</text:p>
          </table:table-cell>
          <table:table-cell table:style-name="ce14" table:formula="of:=IF([$Simple.G7]=&quot;Yes&quot;;[$ref.$B$3];IF([$Simple.G7]=&quot;No&quot;;[$ref.$B$1];IF([$Simple.G7]=&quot;Partial&quot;;[$ref.$B$2];[$ref.$B$4])))" office:value-type="string" office:string-value="✖" calcext:value-type="string">
            <text:p>✖</text:p>
          </table:table-cell>
          <table:table-cell table:style-name="ce14" table:formula="of:=IF([$Simple.H7]=&quot;Yes&quot;;[$ref.$B$3];IF([$Simple.H7]=&quot;No&quot;;[$ref.$B$1];IF([$Simple.H7]=&quot;Partial&quot;;[$ref.$B$2];[$ref.$B$4])))" office:value-type="string" office:string-value="✖" calcext:value-type="string">
            <text:p>✖</text:p>
          </table:table-cell>
          <table:table-cell table:style-name="ce14" table:formula="of:=IF([$Simple.I7]=&quot;Yes&quot;;[$ref.$B$3];IF([$Simple.I7]=&quot;No&quot;;[$ref.$B$1];IF([$Simple.I7]=&quot;Partial&quot;;[$ref.$B$2];[$ref.$B$4])))" office:value-type="string" office:string-value="✖" calcext:value-type="string">
            <text:p>✖</text:p>
          </table:table-cell>
          <table:table-cell table:style-name="ce14" table:formula="of:=IF([$Simple.J7]=&quot;Yes&quot;;[$ref.$B$3];IF([$Simple.J7]=&quot;No&quot;;[$ref.$B$1];IF([$Simple.J7]=&quot;Partial&quot;;[$ref.$B$2];[$ref.$B$4])))" office:value-type="string" office:string-value="✖" calcext:value-type="string">
            <text:p>✖</text:p>
          </table:table-cell>
          <table:table-cell table:style-name="ce15" table:number-columns-repeated="1014"/>
        </table:table-row>
        <table:table-row table:style-name="ro9">
          <table:table-cell table:style-name="ce10" table:formula="of:=[$Words.A8]" office:value-type="string" office:string-value="Stanford-SFUSD" calcext:value-type="string">
            <text:p>Stanford-SFUSD</text:p>
          </table:table-cell>
          <table:table-cell table:style-name="ce12" table:formula="of:=[$Words.B8]" office:value-type="string" office:string-value="Yes" calcext:value-type="string">
            <text:p>Yes</text:p>
          </table:table-cell>
          <table:table-cell table:style-name="ce14" table:formula="of:=IF([$Simple.C8]=&quot;Yes&quot;;[$ref.$B$3];IF([$Simple.C8]=&quot;No&quot;;[$ref.$B$1];IF([$Simple.C8]=&quot;Partial&quot;;[$ref.$B$2];[$ref.$B$4])))" office:value-type="string" office:string-value="◼" calcext:value-type="string">
            <text:p>◼</text:p>
          </table:table-cell>
          <table:table-cell table:style-name="ce14" table:formula="of:=IF([$Simple.D8]=&quot;Yes&quot;;[$ref.$B$3];IF([$Simple.D8]=&quot;No&quot;;[$ref.$B$1];IF([$Simple.D8]=&quot;Partial&quot;;[$ref.$B$2];[$ref.$B$4])))" office:value-type="string" office:string-value="✔" calcext:value-type="string">
            <text:p>✔</text:p>
          </table:table-cell>
          <table:table-cell table:style-name="ce14" table:formula="of:=IF([$Simple.E8]=&quot;Yes&quot;;[$ref.$B$3];IF([$Simple.E8]=&quot;No&quot;;[$ref.$B$1];IF([$Simple.E8]=&quot;Partial&quot;;[$ref.$B$2];[$ref.$B$4])))" office:value-type="string" office:string-value="✔" calcext:value-type="string">
            <text:p>✔</text:p>
          </table:table-cell>
          <table:table-cell table:style-name="ce14" table:formula="of:=IF([$Simple.F8]=&quot;Yes&quot;;[$ref.$B$3];IF([$Simple.F8]=&quot;No&quot;;[$ref.$B$1];IF([$Simple.F8]=&quot;Partial&quot;;[$ref.$B$2];[$ref.$B$4])))" office:value-type="string" office:string-value="✖" calcext:value-type="string">
            <text:p>✖</text:p>
          </table:table-cell>
          <table:table-cell table:style-name="ce14" table:formula="of:=IF([$Simple.G8]=&quot;Yes&quot;;[$ref.$B$3];IF([$Simple.G8]=&quot;No&quot;;[$ref.$B$1];IF([$Simple.G8]=&quot;Partial&quot;;[$ref.$B$2];[$ref.$B$4])))" office:value-type="string" office:string-value="✖" calcext:value-type="string">
            <text:p>✖</text:p>
          </table:table-cell>
          <table:table-cell table:style-name="ce14" table:formula="of:=IF([$Simple.H8]=&quot;Yes&quot;;[$ref.$B$3];IF([$Simple.H8]=&quot;No&quot;;[$ref.$B$1];IF([$Simple.H8]=&quot;Partial&quot;;[$ref.$B$2];[$ref.$B$4])))" office:value-type="string" office:string-value="✖" calcext:value-type="string">
            <text:p>✖</text:p>
          </table:table-cell>
          <table:table-cell table:style-name="ce14" table:formula="of:=IF([$Simple.I8]=&quot;Yes&quot;;[$ref.$B$3];IF([$Simple.I8]=&quot;No&quot;;[$ref.$B$1];IF([$Simple.I8]=&quot;Partial&quot;;[$ref.$B$2];[$ref.$B$4])))" office:value-type="string" office:string-value="✖" calcext:value-type="string">
            <text:p>✖</text:p>
          </table:table-cell>
          <table:table-cell table:style-name="ce14" table:formula="of:=IF([$Simple.J8]=&quot;Yes&quot;;[$ref.$B$3];IF([$Simple.J8]=&quot;No&quot;;[$ref.$B$1];IF([$Simple.J8]=&quot;Partial&quot;;[$ref.$B$2];[$ref.$B$4])))" office:value-type="string" office:string-value="✖" calcext:value-type="string">
            <text:p>✖</text:p>
          </table:table-cell>
          <table:table-cell table:style-name="ce15" table:number-columns-repeated="1014"/>
        </table:table-row>
        <table:table-row table:style-name="ro9">
          <table:table-cell table:style-name="ce10" table:formula="of:=[$Words.A9]" office:value-type="string" office:string-value="City of Cape Town" calcext:value-type="string">
            <text:p>City of Cape Town</text:p>
          </table:table-cell>
          <table:table-cell table:style-name="ce12" table:formula="of:=[$Words.B9]" office:value-type="string" office:string-value="Yes" calcext:value-type="string">
            <text:p>Yes</text:p>
          </table:table-cell>
          <table:table-cell table:style-name="ce14" table:formula="of:=IF([$Simple.C9]=&quot;Yes&quot;;[$ref.$B$3];IF([$Simple.C9]=&quot;No&quot;;[$ref.$B$1];IF([$Simple.C9]=&quot;Partial&quot;;[$ref.$B$2];[$ref.$B$4])))" office:value-type="string" office:string-value="◼" calcext:value-type="string">
            <text:p>◼</text:p>
          </table:table-cell>
          <table:table-cell table:style-name="ce14" table:formula="of:=IF([$Simple.D9]=&quot;Yes&quot;;[$ref.$B$3];IF([$Simple.D9]=&quot;No&quot;;[$ref.$B$1];IF([$Simple.D9]=&quot;Partial&quot;;[$ref.$B$2];[$ref.$B$4])))" office:value-type="string" office:string-value="---" calcext:value-type="string">
            <text:p>---</text:p>
          </table:table-cell>
          <table:table-cell table:style-name="ce14" table:formula="of:=IF([$Simple.E9]=&quot;Yes&quot;;[$ref.$B$3];IF([$Simple.E9]=&quot;No&quot;;[$ref.$B$1];IF([$Simple.E9]=&quot;Partial&quot;;[$ref.$B$2];[$ref.$B$4])))" office:value-type="string" office:string-value="---" calcext:value-type="string">
            <text:p>---</text:p>
          </table:table-cell>
          <table:table-cell table:style-name="ce14" table:formula="of:=IF([$Simple.F9]=&quot;Yes&quot;;[$ref.$B$3];IF([$Simple.F9]=&quot;No&quot;;[$ref.$B$1];IF([$Simple.F9]=&quot;Partial&quot;;[$ref.$B$2];[$ref.$B$4])))" office:value-type="string" office:string-value="✔" calcext:value-type="string">
            <text:p>✔</text:p>
          </table:table-cell>
          <table:table-cell table:style-name="ce14" table:formula="of:=IF([$Simple.G9]=&quot;Yes&quot;;[$ref.$B$3];IF([$Simple.G9]=&quot;No&quot;;[$ref.$B$1];IF([$Simple.G9]=&quot;Partial&quot;;[$ref.$B$2];[$ref.$B$4])))" office:value-type="string" office:string-value="---" calcext:value-type="string">
            <text:p>---</text:p>
          </table:table-cell>
          <table:table-cell table:style-name="ce14" table:formula="of:=IF([$Simple.H9]=&quot;Yes&quot;;[$ref.$B$3];IF([$Simple.H9]=&quot;No&quot;;[$ref.$B$1];IF([$Simple.H9]=&quot;Partial&quot;;[$ref.$B$2];[$ref.$B$4])))" office:value-type="string" office:string-value="✖" calcext:value-type="string">
            <text:p>✖</text:p>
          </table:table-cell>
          <table:table-cell table:style-name="ce14" table:formula="of:=IF([$Simple.I9]=&quot;Yes&quot;;[$ref.$B$3];IF([$Simple.I9]=&quot;No&quot;;[$ref.$B$1];IF([$Simple.I9]=&quot;Partial&quot;;[$ref.$B$2];[$ref.$B$4])))" office:value-type="string" office:string-value="✖" calcext:value-type="string">
            <text:p>✖</text:p>
          </table:table-cell>
          <table:table-cell table:style-name="ce14" table:formula="of:=IF([$Simple.J9]=&quot;Yes&quot;;[$ref.$B$3];IF([$Simple.J9]=&quot;No&quot;;[$ref.$B$1];IF([$Simple.J9]=&quot;Partial&quot;;[$ref.$B$2];[$ref.$B$4])))" office:value-type="string" office:string-value="---" calcext:value-type="string">
            <text:p>---</text:p>
          </table:table-cell>
          <table:table-cell table:style-name="ce15" table:number-columns-repeated="1014"/>
        </table:table-row>
        <table:table-row table:style-name="ro9">
          <table:table-cell table:style-name="ce10" table:formula="of:=[$Words.A10]" office:value-type="string" office:string-value="DIME (World Bank)" calcext:value-type="string">
            <text:p>DIME (World Bank)</text:p>
          </table:table-cell>
          <table:table-cell table:style-name="ce12" table:formula="of:=[$Words.B10]" office:value-type="string" office:string-value="Yes" calcext:value-type="string">
            <text:p>Yes</text:p>
          </table:table-cell>
          <table:table-cell table:style-name="ce14" table:formula="of:=IF([$Simple.C10]=&quot;Yes&quot;;[$ref.$B$3];IF([$Simple.C10]=&quot;No&quot;;[$ref.$B$1];IF([$Simple.C10]=&quot;Partial&quot;;[$ref.$B$2];[$ref.$B$4])))" office:value-type="string" office:string-value="◼" calcext:value-type="string">
            <text:p>◼</text:p>
          </table:table-cell>
          <table:table-cell table:style-name="ce14" table:formula="of:=IF([$Simple.D10]=&quot;Yes&quot;;[$ref.$B$3];IF([$Simple.D10]=&quot;No&quot;;[$ref.$B$1];IF([$Simple.D10]=&quot;Partial&quot;;[$ref.$B$2];[$ref.$B$4])))" office:value-type="string" office:string-value="✔" calcext:value-type="string">
            <text:p>✔</text:p>
          </table:table-cell>
          <table:table-cell table:style-name="ce14" table:formula="of:=IF([$Simple.E10]=&quot;Yes&quot;;[$ref.$B$3];IF([$Simple.E10]=&quot;No&quot;;[$ref.$B$1];IF([$Simple.E10]=&quot;Partial&quot;;[$ref.$B$2];[$ref.$B$4])))" office:value-type="string" office:string-value="---" calcext:value-type="string">
            <text:p>---</text:p>
          </table:table-cell>
          <table:table-cell table:style-name="ce14" table:formula="of:=IF([$Simple.F10]=&quot;Yes&quot;;[$ref.$B$3];IF([$Simple.F10]=&quot;No&quot;;[$ref.$B$1];IF([$Simple.F10]=&quot;Partial&quot;;[$ref.$B$2];[$ref.$B$4])))" office:value-type="string" office:string-value="---" calcext:value-type="string">
            <text:p>---</text:p>
          </table:table-cell>
          <table:table-cell table:style-name="ce14" table:formula="of:=IF([$Simple.G10]=&quot;Yes&quot;;[$ref.$B$3];IF([$Simple.G10]=&quot;No&quot;;[$ref.$B$1];IF([$Simple.G10]=&quot;Partial&quot;;[$ref.$B$2];[$ref.$B$4])))" office:value-type="string" office:string-value="---" calcext:value-type="string">
            <text:p>---</text:p>
          </table:table-cell>
          <table:table-cell table:style-name="ce14" table:formula="of:=IF([$Simple.H10]=&quot;Yes&quot;;[$ref.$B$3];IF([$Simple.H10]=&quot;No&quot;;[$ref.$B$1];IF([$Simple.H10]=&quot;Partial&quot;;[$ref.$B$2];[$ref.$B$4])))" office:value-type="string" office:string-value="---" calcext:value-type="string">
            <text:p>---</text:p>
          </table:table-cell>
          <table:table-cell table:style-name="ce14" table:formula="of:=IF([$Simple.I10]=&quot;Yes&quot;;[$ref.$B$3];IF([$Simple.I10]=&quot;No&quot;;[$ref.$B$1];IF([$Simple.I10]=&quot;Partial&quot;;[$ref.$B$2];[$ref.$B$4])))" office:value-type="string" office:string-value="✖" calcext:value-type="string">
            <text:p>✖</text:p>
          </table:table-cell>
          <table:table-cell table:style-name="ce14" table:formula="of:=IF([$Simple.J10]=&quot;Yes&quot;;[$ref.$B$3];IF([$Simple.J10]=&quot;No&quot;;[$ref.$B$1];IF([$Simple.J10]=&quot;Partial&quot;;[$ref.$B$2];[$ref.$B$4])))" office:value-type="string" office:string-value="---" calcext:value-type="string">
            <text:p>---</text:p>
          </table:table-cell>
          <table:table-cell table:style-name="ce15" table:number-columns-repeated="1014"/>
        </table:table-row>
        <table:table-row table:style-name="ro9">
          <table:table-cell table:style-name="ce10" table:formula="of:=[$Words.A11]" office:value-type="string" office:string-value="Survey of Consumer Finances" calcext:value-type="string">
            <text:p>Survey of Consumer Finances</text:p>
          </table:table-cell>
          <table:table-cell table:style-name="ce12" table:formula="of:=[$Words.B11]" office:value-type="string" office:string-value="No" calcext:value-type="string">
            <text:p>No</text:p>
          </table:table-cell>
          <table:table-cell table:style-name="ce14" table:formula="of:=IF([$Simple.C11]=&quot;Yes&quot;;[$ref.$B$3];IF([$Simple.C11]=&quot;No&quot;;[$ref.$B$1];IF([$Simple.C11]=&quot;Partial&quot;;[$ref.$B$2];[$ref.$B$4])))" office:value-type="string" office:string-value="✔" calcext:value-type="string">
            <text:p>✔</text:p>
          </table:table-cell>
          <table:table-cell table:style-name="ce14" table:formula="of:=IF([$Simple.D11]=&quot;Yes&quot;;[$ref.$B$3];IF([$Simple.D11]=&quot;No&quot;;[$ref.$B$1];IF([$Simple.D11]=&quot;Partial&quot;;[$ref.$B$2];[$ref.$B$4])))" office:value-type="string" office:string-value="---" calcext:value-type="string">
            <text:p>---</text:p>
          </table:table-cell>
          <table:table-cell table:style-name="ce14" table:formula="of:=IF([$Simple.E11]=&quot;Yes&quot;;[$ref.$B$3];IF([$Simple.E11]=&quot;No&quot;;[$ref.$B$1];IF([$Simple.E11]=&quot;Partial&quot;;[$ref.$B$2];[$ref.$B$4])))" office:value-type="string" office:string-value="✔" calcext:value-type="string">
            <text:p>✔</text:p>
          </table:table-cell>
          <table:table-cell table:style-name="ce14" table:formula="of:=IF([$Simple.F11]=&quot;Yes&quot;;[$ref.$B$3];IF([$Simple.F11]=&quot;No&quot;;[$ref.$B$1];IF([$Simple.F11]=&quot;Partial&quot;;[$ref.$B$2];[$ref.$B$4])))" office:value-type="string" office:string-value="✔" calcext:value-type="string">
            <text:p>✔</text:p>
          </table:table-cell>
          <table:table-cell table:style-name="ce14" table:formula="of:=IF([$Simple.G11]=&quot;Yes&quot;;[$ref.$B$3];IF([$Simple.G11]=&quot;No&quot;;[$ref.$B$1];IF([$Simple.G11]=&quot;Partial&quot;;[$ref.$B$2];[$ref.$B$4])))" office:value-type="string" office:string-value="✖" calcext:value-type="string">
            <text:p>✖</text:p>
          </table:table-cell>
          <table:table-cell table:style-name="ce14" table:formula="of:=IF([$Simple.H11]=&quot;Yes&quot;;[$ref.$B$3];IF([$Simple.H11]=&quot;No&quot;;[$ref.$B$1];IF([$Simple.H11]=&quot;Partial&quot;;[$ref.$B$2];[$ref.$B$4])))" office:value-type="string" office:string-value="✔" calcext:value-type="string">
            <text:p>✔</text:p>
          </table:table-cell>
          <table:table-cell table:style-name="ce14" table:formula="of:=IF([$Simple.I11]=&quot;Yes&quot;;[$ref.$B$3];IF([$Simple.I11]=&quot;No&quot;;[$ref.$B$1];IF([$Simple.I11]=&quot;Partial&quot;;[$ref.$B$2];[$ref.$B$4])))" office:value-type="string" office:string-value="✖" calcext:value-type="string">
            <text:p>✖</text:p>
          </table:table-cell>
          <table:table-cell table:style-name="ce14" table:formula="of:=IF([$Simple.J11]=&quot;Yes&quot;;[$ref.$B$3];IF([$Simple.J11]=&quot;No&quot;;[$ref.$B$1];IF([$Simple.J11]=&quot;Partial&quot;;[$ref.$B$2];[$ref.$B$4])))" office:value-type="string" office:string-value="✔" calcext:value-type="string">
            <text:p>✔</text:p>
          </table:table-cell>
          <table:table-cell table:style-name="ce15" table:number-columns-repeated="1014"/>
        </table:table-row>
        <table:table-row table:style-name="ro9">
          <table:table-cell table:style-name="ce10" table:formula="of:=[$Words.A12]" office:value-type="string" office:string-value="American Community Survey" calcext:value-type="string">
            <text:p>American Community Survey</text:p>
          </table:table-cell>
          <table:table-cell table:style-name="ce12" table:formula="of:=[$Words.B12]" office:value-type="string" office:string-value="No" calcext:value-type="string">
            <text:p>No</text:p>
          </table:table-cell>
          <table:table-cell table:style-name="ce14" table:formula="of:=IF([$Simple.C12]=&quot;Yes&quot;;[$ref.$B$3];IF([$Simple.C12]=&quot;No&quot;;[$ref.$B$1];IF([$Simple.C12]=&quot;Partial&quot;;[$ref.$B$2];[$ref.$B$4])))" office:value-type="string" office:string-value="✔" calcext:value-type="string">
            <text:p>✔</text:p>
          </table:table-cell>
          <table:table-cell table:style-name="ce14" table:formula="of:=IF([$Simple.D12]=&quot;Yes&quot;;[$ref.$B$3];IF([$Simple.D12]=&quot;No&quot;;[$ref.$B$1];IF([$Simple.D12]=&quot;Partial&quot;;[$ref.$B$2];[$ref.$B$4])))" office:value-type="string" office:string-value="---" calcext:value-type="string">
            <text:p>---</text:p>
          </table:table-cell>
          <table:table-cell table:style-name="ce14" table:formula="of:=IF([$Simple.E12]=&quot;Yes&quot;;[$ref.$B$3];IF([$Simple.E12]=&quot;No&quot;;[$ref.$B$1];IF([$Simple.E12]=&quot;Partial&quot;;[$ref.$B$2];[$ref.$B$4])))" office:value-type="string" office:string-value="✖" calcext:value-type="string">
            <text:p>✖</text:p>
          </table:table-cell>
          <table:table-cell table:style-name="ce14" table:formula="of:=IF([$Simple.F12]=&quot;Yes&quot;;[$ref.$B$3];IF([$Simple.F12]=&quot;No&quot;;[$ref.$B$1];IF([$Simple.F12]=&quot;Partial&quot;;[$ref.$B$2];[$ref.$B$4])))" office:value-type="string" office:string-value="✔" calcext:value-type="string">
            <text:p>✔</text:p>
          </table:table-cell>
          <table:table-cell table:style-name="ce14" table:formula="of:=IF([$Simple.G12]=&quot;Yes&quot;;[$ref.$B$3];IF([$Simple.G12]=&quot;No&quot;;[$ref.$B$1];IF([$Simple.G12]=&quot;Partial&quot;;[$ref.$B$2];[$ref.$B$4])))" office:value-type="string" office:string-value="✔" calcext:value-type="string">
            <text:p>✔</text:p>
          </table:table-cell>
          <table:table-cell table:style-name="ce14" table:formula="of:=IF([$Simple.H12]=&quot;Yes&quot;;[$ref.$B$3];IF([$Simple.H12]=&quot;No&quot;;[$ref.$B$1];IF([$Simple.H12]=&quot;Partial&quot;;[$ref.$B$2];[$ref.$B$4])))" office:value-type="string" office:string-value="✔" calcext:value-type="string">
            <text:p>✔</text:p>
          </table:table-cell>
          <table:table-cell table:style-name="ce14" table:formula="of:=IF([$Simple.I12]=&quot;Yes&quot;;[$ref.$B$3];IF([$Simple.I12]=&quot;No&quot;;[$ref.$B$1];IF([$Simple.I12]=&quot;Partial&quot;;[$ref.$B$2];[$ref.$B$4])))" office:value-type="string" office:string-value="✖" calcext:value-type="string">
            <text:p>✖</text:p>
          </table:table-cell>
          <table:table-cell table:style-name="ce14" table:formula="of:=IF([$Simple.J12]=&quot;Yes&quot;;[$ref.$B$3];IF([$Simple.J12]=&quot;No&quot;;[$ref.$B$1];IF([$Simple.J12]=&quot;Partial&quot;;[$ref.$B$2];[$ref.$B$4])))" office:value-type="string" office:string-value="◼" calcext:value-type="string">
            <text:p>◼</text:p>
          </table:table-cell>
          <table:table-cell table:style-name="ce15" table:number-columns-repeated="1014"/>
        </table:table-row>
        <table:table-row table:style-name="ro9">
          <table:table-cell table:style-name="ce10" table:formula="of:=[$Words.A13]" office:value-type="string" office:string-value="Quarterly Workforce Indicators" calcext:value-type="string">
            <text:p>Quarterly Workforce Indicators</text:p>
          </table:table-cell>
          <table:table-cell table:style-name="ce12" table:formula="of:=[$Words.B13]" office:value-type="string" office:string-value="No" calcext:value-type="string">
            <text:p>No</text:p>
          </table:table-cell>
          <table:table-cell table:style-name="ce14" table:formula="of:=IF([$Simple.C13]=&quot;Yes&quot;;[$ref.$B$3];IF([$Simple.C13]=&quot;No&quot;;[$ref.$B$1];IF([$Simple.C13]=&quot;Partial&quot;;[$ref.$B$2];[$ref.$B$4])))" office:value-type="string" office:string-value="✔" calcext:value-type="string">
            <text:p>✔</text:p>
          </table:table-cell>
          <table:table-cell table:style-name="ce14" table:formula="of:=IF([$Simple.D13]=&quot;Yes&quot;;[$ref.$B$3];IF([$Simple.D13]=&quot;No&quot;;[$ref.$B$1];IF([$Simple.D13]=&quot;Partial&quot;;[$ref.$B$2];[$ref.$B$4])))" office:value-type="string" office:string-value="✖" calcext:value-type="string">
            <text:p>✖</text:p>
          </table:table-cell>
          <table:table-cell table:style-name="ce14" table:formula="of:=IF([$Simple.E13]=&quot;Yes&quot;;[$ref.$B$3];IF([$Simple.E13]=&quot;No&quot;;[$ref.$B$1];IF([$Simple.E13]=&quot;Partial&quot;;[$ref.$B$2];[$ref.$B$4])))" office:value-type="string" office:string-value="✔" calcext:value-type="string">
            <text:p>✔</text:p>
          </table:table-cell>
          <table:table-cell table:style-name="ce14" table:formula="of:=IF([$Simple.F13]=&quot;Yes&quot;;[$ref.$B$3];IF([$Simple.F13]=&quot;No&quot;;[$ref.$B$1];IF([$Simple.F13]=&quot;Partial&quot;;[$ref.$B$2];[$ref.$B$4])))" office:value-type="string" office:string-value="✔" calcext:value-type="string">
            <text:p>✔</text:p>
          </table:table-cell>
          <table:table-cell table:style-name="ce14" table:formula="of:=IF([$Simple.G13]=&quot;Yes&quot;;[$ref.$B$3];IF([$Simple.G13]=&quot;No&quot;;[$ref.$B$1];IF([$Simple.G13]=&quot;Partial&quot;;[$ref.$B$2];[$ref.$B$4])))" office:value-type="string" office:string-value="✖" calcext:value-type="string">
            <text:p>✖</text:p>
          </table:table-cell>
          <table:table-cell table:style-name="ce14" table:formula="of:=IF([$Simple.H13]=&quot;Yes&quot;;[$ref.$B$3];IF([$Simple.H13]=&quot;No&quot;;[$ref.$B$1];IF([$Simple.H13]=&quot;Partial&quot;;[$ref.$B$2];[$ref.$B$4])))" office:value-type="string" office:string-value="✖" calcext:value-type="string">
            <text:p>✖</text:p>
          </table:table-cell>
          <table:table-cell table:style-name="ce14" table:formula="of:=IF([$Simple.I13]=&quot;Yes&quot;;[$ref.$B$3];IF([$Simple.I13]=&quot;No&quot;;[$ref.$B$1];IF([$Simple.I13]=&quot;Partial&quot;;[$ref.$B$2];[$ref.$B$4])))" office:value-type="string" office:string-value="✔" calcext:value-type="string">
            <text:p>✔</text:p>
          </table:table-cell>
          <table:table-cell table:style-name="ce14" table:formula="of:=IF([$Simple.J13]=&quot;Yes&quot;;[$ref.$B$3];IF([$Simple.J13]=&quot;No&quot;;[$ref.$B$1];IF([$Simple.J13]=&quot;Partial&quot;;[$ref.$B$2];[$ref.$B$4])))" office:value-type="string" office:string-value="✖" calcext:value-type="string">
            <text:p>✖</text:p>
          </table:table-cell>
          <table:table-cell table:style-name="ce15" table:number-columns-repeated="1014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f" table:style-name="ta2">
        <table:table-column table:style-name="co7" table:default-cell-style-name="Default"/>
        <table:table-column table:style-name="co4" table:number-columns-repeated="2" table:default-cell-style-name="Default"/>
        <table:table-row table:style-name="ro10">
          <table:table-cell>
            <draw:frame draw:z-index="0" draw:name="Image 1" draw:style-name="gr1" draw:text-style-name="P1" svg:width="2.541cm" svg:height="2.518cm" svg:x="0cm" svg:y="0cm">
              <draw:image xlink:href="Pictures/10000201000001C5000001C1E30A4873A016B7C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✖</text:p>
          </table:table-cell>
          <table:table-cell office:value-type="string" calcext:value-type="string">
            <text:p>No</text:p>
          </table:table-cell>
        </table:table-row>
        <table:table-row table:style-name="ro10">
          <table:table-cell>
            <draw:frame table:end-cell-address="ref.A2" table:end-x="0.981cm" table:end-y="2.541cm" draw:z-index="1" draw:name="Image 2" draw:style-name="gr1" draw:text-style-name="P1" svg:width="0.981cm" svg:height="2.541cm" svg:x="0cm" svg:y="0cm">
              <draw:image xlink:href="Pictures/10000201000000D80000022F815F918947A2A66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◼</text:p>
          </table:table-cell>
          <table:table-cell office:value-type="string" calcext:value-type="string">
            <text:p>Partial</text:p>
          </table:table-cell>
        </table:table-row>
        <table:table-row table:style-name="ro10">
          <table:table-cell>
            <draw:frame table:end-cell-address="ref.A3" table:end-x="2.541cm" table:end-y="2.11cm" draw:z-index="2" draw:name="Image 3" draw:style-name="gr1" draw:text-style-name="P1" svg:width="2.541cm" svg:height="2.11cm" svg:x="0cm" svg:y="0cm">
              <draw:image xlink:href="Pictures/1000020100000219000001BE388635E05D52563D.png" xlink:type="simple" xlink:show="embed" xlink:actuate="onLoad" draw:mime-type="image/png">
                <text:p/>
              </draw:image>
            </draw:frame>
          </table:table-cell>
          <table:table-cell table:style-name="ce16" office:value-type="string" calcext:value-type="string">
            <text:p>✔</text:p>
          </table:table-cell>
          <table:table-cell office:value-type="string" calcext:value-type="string">
            <text:p>Yes</text:p>
          </table:table-cell>
        </table:table-row>
        <table:table-row table:style-name="ro11">
          <table:table-cell/>
          <table:table-cell office:value-type="string" calcext:value-type="string">
            <text:p>---</text:p>
          </table:table-cell>
          <table:table-cell office:value-type="string" calcext:value-type="string">
            <text:p>(no info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mojiOne Color" svg:font-family="'EmojiOne Color'"/>
    <style:font-face style:name="Liberation Sans1" svg:font-family="'Liberation Sans'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SC Regular" style:language-asian="zh" style:country-asian="CN" style:font-name-complex="Droid Sans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Lars Vilhuber</meta:initial-creator>
    <dc:creator>Lars Vilhuber</dc:creator>
    <meta:creation-date>2020-09-22T22:14:07Z</meta:creation-date>
    <dc:date>2020-11-13T21:00:47.902657441</dc:date>
    <meta:editing-cycles>2</meta:editing-cycles>
    <meta:editing-duration>PT10M50S</meta:editing-duration>
    <meta:document-statistic meta:table-count="4" meta:cell-count="379" meta:object-count="3"/>
  </office:meta>
</office:document-meta>
</file>